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6.611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3.007cm"/>
    </style:style>
    <style:style style:name="co6" style:family="table-column">
      <style:table-column-properties fo:break-before="auto" style:column-width="2.72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  <style:style style:name="ce7" style:family="table-cell" style:parent-style-name="Default" style:data-style-name="N36">
      <style:table-cell-properties fo:background-color="#dedce6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11" style:family="table-cell" style:parent-style-name="Default" style:data-style-name="N36">
      <style:table-cell-properties fo:background-color="#dedce6" style:rotation-align="none"/>
      <style:text-properties fo:font-weight="normal" style:font-weight-asian="normal" style:font-weight-complex="normal"/>
    </style:style>
    <style:style style:name="ce12" style:family="table-cell" style:parent-style-name="Default" style:data-style-name="N36">
      <style:table-cell-properties fo:background-color="#f6f9d4" style:rotation-align="none"/>
      <style:text-properties style:use-window-font-color="true"/>
    </style:style>
    <style:style style:name="ce13" style:family="table-cell" style:parent-style-name="Default" style:data-style-name="N36">
      <style:table-cell-properties fo:background-color="#dedce6" style:rotation-align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15" style:family="table-cell" style:parent-style-name="Default">
      <style:table-cell-properties fo:background-color="#dedce6"/>
    </style:style>
    <style:style style:name="ce16" style:family="table-cell" style:parent-style-name="Default">
      <style:table-cell-properties fo:background-color="#f6f9d4"/>
    </style:style>
    <style:style style:name="ce17" style:family="table-cell" style:parent-style-name="Default">
      <style:table-cell-properties fo:background-color="#dedce6"/>
      <style:text-properties fo:font-weight="normal" style:font-weight-asian="normal" style:font-weight-complex="normal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background-color="#dedce6"/>
      <style:text-properties style:use-window-font-color="tru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ffe99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dedc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dedce6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47">
      <style:table-cell-properties fo:background-color="#f6f9d4"/>
    </style:style>
    <style:style style:name="ce28" style:family="table-cell" style:parent-style-name="Default">
      <style:table-cell-properties fo:background-color="#ffe994" style:rotation-align="none"/>
    </style:style>
    <style:style style:name="ce29" style:family="table-cell" style:parent-style-name="Default">
      <style:table-cell-properties fo:background-color="#dedce6" style:rotation-align="none"/>
    </style:style>
    <style:style style:name="ce30" style:family="table-cell" style:parent-style-name="Default">
      <style:table-cell-properties style:rotation-align="none"/>
      <style:text-properties fo:color="#ff4000"/>
    </style:style>
    <style:style style:name="ce31" style:family="table-cell" style:parent-style-name="Default">
      <style:table-cell-properties fo:background-color="#dedce6" style:rotation-align="none"/>
      <style:text-properties fo:font-weight="normal" style:font-weight-asian="normal" style:font-weight-complex="normal"/>
    </style:style>
    <style:style style:name="ce32" style:family="table-cell" style:parent-style-name="Default" style:data-style-name="N147">
      <style:table-cell-properties fo:background-color="#f6f9d4"/>
      <style:text-properties style:use-window-font-color="true"/>
    </style:style>
    <style:style style:name="ce33" style:family="table-cell" style:parent-style-name="Default" style:data-style-name="N147">
      <style:table-cell-properties fo:background-color="#dedce6"/>
      <style:text-properties style:use-window-font-color="true"/>
    </style:style>
    <style:style style:name="ce34" style:family="table-cell" style:parent-style-name="Default" style:data-style-name="N147">
      <style:table-cell-properties fo:background-color="#f6f9d4" style:rotation-align="none"/>
    </style:style>
    <style:style style:name="ce9" style:family="table-cell" style:parent-style-name="Default" style:data-style-name="N147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4">
      <style:table-cell-properties fo:background-color="#ffe994" style:rotation-align="none"/>
    </style:style>
    <style:style style:name="ce38" style:family="table-cell" style:parent-style-name="Default">
      <style:table-cell-properties fo:background-color="#ffe994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style-name="ce1" office:value-type="string" calcext:value-type="string">
            <text:p>-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İşlem Tarihi</text:p>
          </table:table-cell>
          <table:table-cell/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/>
          <table:table-cell table:style-name="ce4" table:formula="of:=[.E7]-[.D6]" office:value-type="float" office:value="146507.08" calcext:value-type="float">
            <text:p>146.507,0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/>
          <table:table-cell table:style-name="ce4" table:formula="of:=[.E8]-[.D7]" office:value-type="float" office:value="146507.08" calcext:value-type="float">
            <text:p>146.507,0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53 taksit ödeme­anapara</text:p>
          </table:table-cell>
          <table:table-cell/>
          <table:table-cell table:style-name="ce4" table:formula="of:=[.E9]-[.D8]" office:value-type="float" office:value="146507.08" calcext:value-type="float">
            <text:p>146.507,0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52 taksit ödeme­anapara</text:p>
          </table:table-cell>
          <table:table-cell/>
          <table:table-cell table:style-name="ce4" table:formula="of:=[.E14]-[.D9]" office:value-type="float" office:value="146507.08" calcext:value-type="float">
            <text:p>146.507,0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 office:value-type="date" office:date-value="2022-07-04" calcext:value-type="date">
            <text:p>04.07.2022</text:p>
          </table:table-cell>
          <table:table-cell/>
          <table:table-cell table:style-name="ce21" office:value-type="string" calcext:value-type="string">
            <text:p>3.ay ve 6. ay yatmamış </text:p>
          </table:table-cell>
          <table:table-cell table:style-name="ce28" table:formula="of:=2*[.D17]" office:value-type="float" office:value="6931.62" calcext:value-type="float">
            <text:p>6931,62</text:p>
          </table:table-cell>
          <table:table-cell table:style-name="ce37"/>
          <table:table-cell table:style-name="ce38"/>
          <table:table-cell table:style-name="ce38" office:value-type="string" calcext:value-type="string">
            <text:p>yataca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" office:value-type="string" calcext:value-type="string">
            <text:p>04 ten 03 e aktarılacak miktar</text:p>
          </table:table-cell>
          <table:table-cell table:style-name="ce28" table:formula="of:=[.H17]" office:value-type="float" office:value="3251.65" calcext:value-type="float">
            <text:p>3251,65</text:p>
          </table:table-cell>
          <table:table-cell table:style-name="ce37"/>
          <table:table-cell table:style-name="ce38"/>
          <table:table-cell table:style-name="ce38" office:value-type="string" calcext:value-type="string">
            <text:p>aktarılaca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ce7" office:value-type="date" office:date-value="2022-06-15" calcext:value-type="date">
            <text:p>15.06.2022</text:p>
          </table:table-cell>
          <table:table-cell table:style-name="ce15"/>
          <table:table-cell table:style-name="ce23" office:value-type="string" calcext:value-type="string">
            <text:p>51 taksit ödeme­anapara</text:p>
          </table:table-cell>
          <table:table-cell table:style-name="ce29" office:value-type="float" office:value="341.61" calcext:value-type="float">
            <text:p>341,61</text:p>
          </table:table-cell>
          <table:table-cell table:style-name="ce4" table:formula="of:=[.E15]-[.D14]" office:value-type="float" office:value="146507.08" calcext:value-type="float">
            <text:p>146.507,08</text:p>
          </table:table-cell>
          <table:table-cell/>
          <table:table-cell table:style-name="ce39" office:value-type="string" calcext:value-type="string">
            <text:p>6. ay yatmamış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2-06-18" calcext:value-type="date">
            <text:p>18.06.2022</text:p>
          </table:table-cell>
          <table:table-cell table:style-name="ce16"/>
          <table:table-cell table:style-name="ce24" office:value-type="string" calcext:value-type="string">
            <text:p>51 taksit ödeme­anapara 5004 e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 table:formula="of:=[.E17]-[.D15]" office:value-type="float" office:value="146848.69" calcext:value-type="float">
            <text:p>146.848,69</text:p>
          </table:table-cell>
          <table:table-cell/>
          <table:table-cell office:value-type="string" calcext:value-type="string">
            <text:p>03 e gidecek</text:p>
          </table:table-cell>
          <table:table-cell table:formula="of:=[.D15]+[.D20]" office:value-type="float" office:value="3320.83" calcext:value-type="float">
            <text:p>3320,83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2-06-04" calcext:value-type="date">
            <text:p>04.06.2022</text:p>
          </table:table-cell>
          <table:table-cell/>
          <table:table-cell table:style-name="ce3" office:value-type="string" calcext:value-type="string">
            <text:p>5003 e virman</text:p>
          </table:table-cell>
          <table:table-cell table:style-name="ce30" office:value-type="float" office:value="26.77" calcext:value-type="float">
            <text:p>26,77</text:p>
          </table:table-cell>
          <table:table-cell table:style-name="Default"/>
          <table:table-cell office:value-type="string" calcext:value-type="string">
            <text:p>kmh</text:p>
          </table:table-cell>
          <table:table-cell office:value-type="string" calcext:value-type="string">
            <text:p>04 e gidecek</text:p>
          </table:table-cell>
          <table:table-cell table:formula="of:=[.D25]+[.D24]+[.D16]" office:value-type="float" office:value="69.18" calcext:value-type="float">
            <text:p>69,18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22-06-15" calcext:value-type="date">
            <text:p>15.06.2022</text:p>
          </table:table-cell>
          <table:table-cell table:style-name="ce15"/>
          <table:table-cell table:style-name="ce23" office:value-type="string" calcext:value-type="string">
            <text:p>50 taksit ödeme­anapara</text:p>
          </table:table-cell>
          <table:table-cell table:style-name="ce31" office:value-type="float" office:value="3465.81" calcext:value-type="float">
            <text:p>3465,81</text:p>
          </table:table-cell>
          <table:table-cell table:style-name="ce4" table:formula="of:=[.E18]-[.D17]" office:value-type="float" office:value="146976.54" calcext:value-type="float">
            <text:p>146.976,54</text:p>
          </table:table-cell>
          <table:table-cell/>
          <table:table-cell table:style-name="ce39" office:value-type="string" calcext:value-type="string">
            <text:p>04 ten 03 e </text:p>
          </table:table-cell>
          <table:table-cell table:style-name="ce39" table:formula="of:=[.H15]-[.H16]" office:value-type="float" office:value="3251.65" calcext:value-type="float">
            <text:p>3251,65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2-05-16" calcext:value-type="date">
            <text:p>16.05.2022</text:p>
          </table:table-cell>
          <table:table-cell table:style-name="ce17"/>
          <table:table-cell table:style-name="ce23" office:value-type="string" calcext:value-type="string">
            <text:p>49 taksit ödeme­anapara</text:p>
          </table:table-cell>
          <table:table-cell table:style-name="ce31" office:value-type="float" office:value="3465.81" calcext:value-type="float">
            <text:p>3465,81</text:p>
          </table:table-cell>
          <table:table-cell table:style-name="ce4" table:formula="of:=[.E19]-[.D18]" office:value-type="float" office:value="150442.35" calcext:value-type="float">
            <text:p>150.442,35</text:p>
          </table:table-cell>
          <table:table-cell/>
          <table:table-cell table:style-name="ce40" office:value-type="string" calcext:value-type="string">
            <text:p>gidecek</text:p>
          </table:table-cell>
          <table:table-cell table:number-columns-repeated="1017"/>
        </table:table-row>
        <table:table-row table:style-name="ro1">
          <table:table-cell table:style-name="ce7" office:value-type="date" office:date-value="2022-03-15" calcext:value-type="date">
            <text:p>15.03.2022</text:p>
          </table:table-cell>
          <table:table-cell table:style-name="ce15"/>
          <table:table-cell table:style-name="ce23" office:value-type="string" calcext:value-type="string">
            <text:p>48 taksit ödeme­anapara</text:p>
          </table:table-cell>
          <table:table-cell table:style-name="ce29" office:value-type="float" office:value="272.83" calcext:value-type="float">
            <text:p>272,83</text:p>
          </table:table-cell>
          <table:table-cell table:style-name="ce4" table:formula="of:=[.E20]-[.D19]" office:value-type="float" office:value="153908.16" calcext:value-type="float">
            <text:p>153.908,16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2-03-15" calcext:value-type="date">
            <text:p>15.03.2022</text:p>
          </table:table-cell>
          <table:table-cell table:style-name="ce16"/>
          <table:table-cell table:style-name="ce24" office:value-type="string" calcext:value-type="string">
            <text:p>48 taksit ödeme­anapara</text:p>
          </table:table-cell>
          <table:table-cell table:style-name="ce14" office:value-type="float" office:value="3192.98" calcext:value-type="float">
            <text:p>3192,98</text:p>
          </table:table-cell>
          <table:table-cell table:style-name="ce4" table:formula="of:=[.E21]-[.D20]" office:value-type="float" office:value="154180.99" calcext:value-type="float">
            <text:p>154.180,99</text:p>
          </table:table-cell>
          <table:table-cell/>
          <table:table-cell office:value-type="string" calcext:value-type="string">
            <text:p>03 e gidecek</text:p>
          </table:table-cell>
          <table:table-cell table:number-columns-repeated="1017"/>
        </table:table-row>
        <table:table-row table:style-name="ro1">
          <table:table-cell table:style-name="ce7" office:value-type="date" office:date-value="2022-02-15" calcext:value-type="date">
            <text:p>15.02.2022</text:p>
          </table:table-cell>
          <table:table-cell table:style-name="ce15"/>
          <table:table-cell table:style-name="ce23" office:value-type="string" calcext:value-type="string">
            <text:p>47 taksit ödeme­anapara</text:p>
          </table:table-cell>
          <table:table-cell table:style-name="ce29" office:value-type="float" office:value="3177.17" calcext:value-type="float">
            <text:p>3177,17</text:p>
          </table:table-cell>
          <table:table-cell table:style-name="ce4" table:formula="of:=[.E22]-[.D21]" office:value-type="float" office:value="157373.97" calcext:value-type="float">
            <text:p>157.373,97</text:p>
          </table:table-cell>
          <table:table-cell/>
          <table:table-cell table:style-name="ce39" office:value-type="string" calcext:value-type="string">
            <text:p>3. ay yatmamış</text:p>
          </table:table-cell>
          <table:table-cell table:number-columns-repeated="1017"/>
        </table:table-row>
        <table:table-row table:style-name="ro1">
          <table:table-cell table:style-name="ce7" office:value-type="date" office:date-value="2022-02-15" calcext:value-type="date">
            <text:p>15.02.2022</text:p>
          </table:table-cell>
          <table:table-cell table:style-name="ce15"/>
          <table:table-cell table:style-name="ce23" office:value-type="string" calcext:value-type="string">
            <text:p>47 taksit ödeme­anapara</text:p>
          </table:table-cell>
          <table:table-cell table:style-name="ce29" office:value-type="float" office:value="288.64" calcext:value-type="float">
            <text:p>288,64</text:p>
          </table:table-cell>
          <table:table-cell table:style-name="ce4" table:formula="of:=[.E23]-[.D22]" office:value-type="float" office:value="160551.14" calcext:value-type="float">
            <text:p>160.551,14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22-01-17" calcext:value-type="date">
            <text:p>17.01.2022</text:p>
          </table:table-cell>
          <table:table-cell table:style-name="ce15"/>
          <table:table-cell table:style-name="ce23" office:value-type="string" calcext:value-type="string">
            <text:p>46 taksit ödeme­anapara</text:p>
          </table:table-cell>
          <table:table-cell table:style-name="ce29" office:value-type="float" office:value="3465.81" calcext:value-type="float">
            <text:p>3465,81</text:p>
          </table:table-cell>
          <table:table-cell table:style-name="ce4" table:formula="of:=[.E28]-[.D23]" office:value-type="float" office:value="160839.78" calcext:value-type="float">
            <text:p>160.839,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2-14" calcext:value-type="date">
            <text:p>14.02.2022</text:p>
          </table:table-cell>
          <table:table-cell/>
          <table:table-cell table:style-name="ce3" office:value-type="string" calcext:value-type="string">
            <text:p>5003 e virman</text:p>
          </table:table-cell>
          <table:table-cell table:style-name="ce30" office:value-type="float" office:value="3.37" calcext:value-type="float">
            <text:p>3,37</text:p>
          </table:table-cell>
          <table:table-cell table:style-name="Default"/>
          <table:table-cell office:value-type="string" calcext:value-type="string">
            <text:p>kmh</text:p>
          </table:table-cell>
          <table:table-cell office:value-type="string" calcext:value-type="string">
            <text:p>04 e gidece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5003 e virman</text:p>
          </table:table-cell>
          <table:table-cell table:style-name="ce30" office:value-type="float" office:value="39.04" calcext:value-type="float">
            <text:p>39,04</text:p>
          </table:table-cell>
          <table:table-cell table:style-name="Default"/>
          <table:table-cell office:value-type="string" calcext:value-type="string">
            <text:p>kmh</text:p>
          </table:table-cell>
          <table:table-cell office:value-type="string" calcext:value-type="string">
            <text:p>04 e gidecek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12-17" calcext:value-type="date">
            <text:p>17.12.2021</text:p>
          </table:table-cell>
          <table:table-cell/>
          <table:table-cell table:style-name="ce3" office:value-type="string" calcext:value-type="string">
            <text:p>5003 e virman</text:p>
          </table:table-cell>
          <table:table-cell table:style-name="ce30" office:value-type="float" office:value="57.64" calcext:value-type="float">
            <text:p>57,64</text:p>
          </table:table-cell>
          <table:table-cell table:style-name="Default"/>
          <table:table-cell/>
          <table:table-cell table:style-name="ce39" office:value-type="string" calcext:value-type="string">
            <text:p>03-e gitti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4" calcext:value-type="date">
            <text:p>14.12.2022</text:p>
          </table:table-cell>
          <table:table-cell/>
          <table:table-cell table:style-name="ce3" office:value-type="string" calcext:value-type="string">
            <text:p>5003 e virman</text:p>
          </table:table-cell>
          <table:table-cell table:style-name="ce30" office:value-type="float" office:value="25.27" calcext:value-type="float">
            <text:p>25,27</text:p>
          </table:table-cell>
          <table:table-cell table:style-name="Default"/>
          <table:table-cell/>
          <table:table-cell table:style-name="ce39" office:value-type="string" calcext:value-type="string">
            <text:p>03-e gitti</text:p>
          </table:table-cell>
          <table:table-cell table:number-columns-repeated="1017"/>
        </table:table-row>
        <table:table-row table:style-name="ro1">
          <table:table-cell table:style-name="ce7" office:value-type="date" office:date-value="2021-12-17" calcext:value-type="date">
            <text:p>17.12.2021</text:p>
          </table:table-cell>
          <table:table-cell table:style-name="ce15"/>
          <table:table-cell table:style-name="ce25" office:value-type="string" calcext:value-type="string">
            <text:p>45 taksit ödeme­anapara</text:p>
          </table:table-cell>
          <table:table-cell table:style-name="ce29" office:value-type="float" office:value="3105.5" calcext:value-type="float">
            <text:p>3105,5</text:p>
          </table:table-cell>
          <table:table-cell table:style-name="ce4" table:formula="of:=[.E29]-[.D28]" office:value-type="float" office:value="164305.59" calcext:value-type="float">
            <text:p>164.305,59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21-12-15" calcext:value-type="date">
            <text:p>15.12.2021</text:p>
          </table:table-cell>
          <table:table-cell table:style-name="ce15"/>
          <table:table-cell table:style-name="ce25" office:value-type="string" calcext:value-type="string">
            <text:p>45 taksit ödeme­anapara</text:p>
          </table:table-cell>
          <table:table-cell table:style-name="ce29" office:value-type="float" office:value="279.15" calcext:value-type="float">
            <text:p>279,15</text:p>
          </table:table-cell>
          <table:table-cell table:style-name="ce4" table:formula="of:=[.E30]-[.D29]" office:value-type="float" office:value="167411.09" calcext:value-type="float">
            <text:p>167.411,09</text:p>
          </table:table-cell>
          <table:table-cell table:number-columns-repeated="1019"/>
        </table:table-row>
        <table:table-row table:style-name="ro1">
          <table:table-cell table:style-name="ce12" office:value-type="date" office:date-value="2021-12-17" calcext:value-type="date">
            <text:p>17.12.2021</text:p>
          </table:table-cell>
          <table:table-cell table:style-name="ce18"/>
          <table:table-cell table:style-name="ce26" office:value-type="string" calcext:value-type="string">
            <text:p>45 taksit ödeme­anapara</text:p>
          </table:table-cell>
          <table:table-cell table:style-name="ce32" office:value-type="float" office:value="-82.91" calcext:value-type="float">
            <text:p>-82,91</text:p>
          </table:table-cell>
          <table:table-cell table:style-name="ce4" table:formula="of:=[.E31]-[.D30]" office:value-type="float" office:value="167690.24" calcext:value-type="float">
            <text:p>167.690,24</text:p>
          </table:table-cell>
          <table:table-cell/>
          <table:table-cell table:style-name="ce39" office:value-type="string" calcext:value-type="string">
            <text:p>03 e gidecek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1-11-18" calcext:value-type="date">
            <text:p>18.11.2021</text:p>
          </table:table-cell>
          <table:table-cell table:style-name="ce19"/>
          <table:table-cell table:style-name="ce23" office:value-type="string" calcext:value-type="string">
            <text:p>44 taksit ödeme­anapara</text:p>
          </table:table-cell>
          <table:table-cell table:style-name="ce33" office:value-type="float" office:value="2304.11" calcext:value-type="float">
            <text:p>2.304,11</text:p>
          </table:table-cell>
          <table:table-cell table:style-name="ce4" table:formula="of:=[.E32]-[.D31]" office:value-type="float" office:value="167607.33" calcext:value-type="float">
            <text:p>167.607,33</text:p>
          </table:table-cell>
          <table:table-cell table:style-name="ce1" table:formula="of:=[.D31]+[.D32]" office:value-type="float" office:value="3033.47" calcext:value-type="float">
            <text:p>3033,47</text:p>
          </table:table-cell>
          <table:table-cell table:number-columns-repeated="1018"/>
        </table:table-row>
        <table:table-row table:style-name="ro1">
          <table:table-cell table:style-name="ce7" office:value-type="date" office:date-value="2021-11-15" calcext:value-type="date">
            <text:p>15.11.2021</text:p>
          </table:table-cell>
          <table:table-cell table:style-name="ce15"/>
          <table:table-cell table:style-name="ce23" office:value-type="string" calcext:value-type="string">
            <text:p>44 taksit ödeme­anapara</text:p>
          </table:table-cell>
          <table:table-cell table:style-name="ce29" office:value-type="float" office:value="729.36" calcext:value-type="float">
            <text:p>729,36</text:p>
          </table:table-cell>
          <table:table-cell table:style-name="ce4" table:formula="of:=[.E33]-[.D32]" office:value-type="float" office:value="169911.44" calcext:value-type="float">
            <text:p>169.911,44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16"/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4" table:formula="of:=[.E34]-[.D33]" office:value-type="float" office:value="170640.8" calcext:value-type="float">
            <text:p>170.640,80</text:p>
          </table:table-cell>
          <table:table-cell office:value-type="string" calcext:value-type="string">
            <text:p>balmer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16"/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E35]-[.D34]" office:value-type="float" office:value="174093.97" calcext:value-type="float">
            <text:p>174.093,97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16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E36]-[.D35]" office:value-type="float" office:value="177545.57" calcext:value-type="float">
            <text:p>177.545,57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16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E37]-[.D36]" office:value-type="float" office:value="178825.96" calcext:value-type="float">
            <text:p>178.825,96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16"/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E38]-[.D37]" office:value-type="float" office:value="181006.07" calcext:value-type="float">
            <text:p>181.006,0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16"/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E39]-[.D38]" office:value-type="float" office:value="184460.57" calcext:value-type="float">
            <text:p>184.460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/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E40]-[.D39]" office:value-type="float" office:value="184812.74" calcext:value-type="float">
            <text:p>184.812,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/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41]-[.D40]" office:value-type="float" office:value="187916.77" calcext:value-type="float">
            <text:p>187.916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/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42]-[.D41]" office:value-type="float" office:value="191373.77" calcext:value-type="float">
            <text:p>191.373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E43]-[.D42]" office:value-type="float" office:value="194830.77" calcext:value-type="float">
            <text:p>194.83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E44]-[.D43]" office:value-type="float" office:value="194942.89" calcext:value-type="float">
            <text:p>194.942,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/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E45]-[.D44]" office:value-type="float" office:value="197824.15" calcext:value-type="float">
            <text:p>197.824,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E46]-[.D45]" office:value-type="float" office:value="199304.21" calcext:value-type="float">
            <text:p>199.304,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E47]-[.D46]" office:value-type="float" office:value="199413.52" calcext:value-type="float">
            <text:p>199.413,52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3"/>
          <table:table-cell table:style-name="ce4"/>
          <table:table-cell table:style-name="ce4" table:formula="of:=[.E48]-[.D47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/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E49]-[.D48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/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E50]-[.D49]" office:value-type="float" office:value="202220.94" calcext:value-type="float">
            <text:p>202.220,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E51]-[.D50]" office:value-type="float" office:value="203657.9" calcext:value-type="float">
            <text:p>203.657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E52]-[.D51]" office:value-type="float" office:value="204643.48" calcext:value-type="float">
            <text:p>204.643,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/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E53]-[.D52]" office:value-type="float" office:value="205080.77" calcext:value-type="float">
            <text:p>205.08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/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E54]-[.D53]" office:value-type="float" office:value="206489.69" calcext:value-type="float">
            <text:p>206.489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/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E55]-[.D54]" office:value-type="float" office:value="207884.8" calcext:value-type="float">
            <text:p>207.884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/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E56]-[.D55]" office:value-type="float" office:value="209266.23" calcext:value-type="float">
            <text:p>209.266,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E57]-[.D56]" office:value-type="float" office:value="210634.12" calcext:value-type="float">
            <text:p>210.634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E58]-[.D57]" office:value-type="float" office:value="210661.69" calcext:value-type="float">
            <text:p>210.661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E59]-[.D58]" office:value-type="float" office:value="211060.41" calcext:value-type="float">
            <text:p>211.060,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E60]-[.D59]" office:value-type="float" office:value="211988.6" calcext:value-type="float">
            <text:p>211.98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E61]-[.D60]" office:value-type="float" office:value="212956.14" calcext:value-type="float">
            <text:p>212.956,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/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E62]-[.D61]" office:value-type="float" office:value="213329.8" calcext:value-type="float">
            <text:p>213.329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/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E63]-[.D62]" office:value-type="float" office:value="214657.86" calcext:value-type="float">
            <text:p>214.657,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64]-[.D63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/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E65]-[.D64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/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E66]-[.D65]" office:value-type="float" office:value="217275.05" calcext:value-type="float">
            <text:p>217.275,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/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E67]-[.D66]" office:value-type="float" office:value="218564.43" calcext:value-type="float">
            <text:p>218.564,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/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E68]-[.D67]" office:value-type="float" office:value="219841.17" calcext:value-type="float">
            <text:p>219.841,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/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E69]-[.D68]" office:value-type="float" office:value="221011.85" calcext:value-type="float">
            <text:p>221.011,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/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E70]-[.D69]" office:value-type="float" office:value="222169.56" calcext:value-type="float">
            <text:p>222.169,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/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E71]-[.D70]" office:value-type="float" office:value="223314.45" calcext:value-type="float">
            <text:p>223.314,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/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E72]-[.D71]" office:value-type="float" office:value="224446.66" calcext:value-type="float">
            <text:p>224.446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/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E73]-[.D72]" office:value-type="float" office:value="225566.33" calcext:value-type="float">
            <text:p>225.566,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/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E74]-[.D73]" office:value-type="float" office:value="226673.6" calcext:value-type="float">
            <text:p>226.673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/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E75]-[.D74]" office:value-type="float" office:value="227768.6" calcext:value-type="float">
            <text:p>227.76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/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E76]-[.D75]" office:value-type="float" office:value="228851.47" calcext:value-type="float">
            <text:p>228.851,4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77]-[.D76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/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E78]-[.D77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/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E79]-[.D78]" office:value-type="float" office:value="230981.37" calcext:value-type="float">
            <text:p>230.981,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/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E80]-[.D79]" office:value-type="float" office:value="232028.66" calcext:value-type="float">
            <text:p>232.028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/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E81]-[.D80]" office:value-type="float" office:value="233064.35" calcext:value-type="float">
            <text:p>233.064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/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E82]-[.D81]" office:value-type="float" office:value="234088.57" calcext:value-type="float">
            <text:p>234.088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/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E83]-[.D82]" office:value-type="float" office:value="235101.44" calcext:value-type="float">
            <text:p>235.101,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E84]-[.D83]" office:value-type="float" office:value="236103.1" calcext:value-type="float">
            <text:p>236.103,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E85]-[.D84]" office:value-type="float" office:value="236103.12" calcext:value-type="float">
            <text:p>236.103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/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E86]-[.D85]" office:value-type="float" office:value="237093.66" calcext:value-type="float">
            <text:p>237.093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/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E87]-[.D86]" office:value-type="float" office:value="238073.25" calcext:value-type="float">
            <text:p>238.073,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/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E88]-[.D87]" office:value-type="float" office:value="239041.99" calcext:value-type="float">
            <text:p>239.041,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/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E89]-[.D88]" office:value-type="float" office:value="240000" calcext:value-type="float">
            <text:p>240.000,00</text:p>
          </table:table-cell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1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TL</number:text>
    </number:number-style>
    <number:number-style style:name="N11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2" number:min-decimal-places="0" number:min-integer-digits="1" number:decimal-replacement="" number:grouping="true"/>
    </number:number-style>
    <number:number-style style:name="N148P0" style:volatile="true">
      <number:number number:decimal-places="0" number:min-decimal-places="0" number:min-integer-digits="1" number:grouping="true"/>
      <number:text> TL</number:text>
    </number:number-style>
    <number:number-style style:name="N14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TL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TL</number:text>
    </number:number-style>
    <number:number-style style:name="N15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TL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  </number:text>
    </number:number-style>
    <number:number-style style:name="N15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  </number:text>
    </number:number-style>
    <number:number-style style:name="N15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 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5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7P2" style:volatile="true">
      <number:text> </number:text>
      <number:fill-character> </number:fill-character>
      <number:text>- TL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.00.0000</text:date>, <text:time style:data-style-name="N2" text:time-value="22:01:38.646216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2-07-04T23:28:23.455895064</dc:date>
    <meta:editing-cycles>6</meta:editing-cycles>
    <meta:editing-duration>PT12H36M9S</meta:editing-duration>
    <meta:generator>LibreOffice/7.2.5.2$Linux_X86_64 LibreOffice_project/20$Build-2</meta:generator>
    <meta:document-statistic meta:table-count="2" meta:cell-count="3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